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33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10.3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604cm"/>
    </style:style>
    <style:style style:name="Таблица3.B" style:family="table-column">
      <style:table-column-properties style:column-width="12.40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5.689cm"/>
    </style:style>
    <style:style style:name="Таблица4.B" style:family="table-column">
      <style:table-column-properties style:column-width="11.32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6.033cm"/>
    </style:style>
    <style:style style:name="Таблица5.B" style:family="table-column">
      <style:table-column-properties style:column-width="10.98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7.17cm"/>
    </style:style>
    <style:style style:name="Таблица6.B" style:family="table-column">
      <style:table-column-properties style:column-width="9.84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68cm"/>
    </style:style>
    <style:style style:name="Таблица7.B" style:family="table-column">
      <style:table-column-properties style:column-width="12.144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5.53cm"/>
    </style:style>
    <style:style style:name="Таблица8.B" style:family="table-column">
      <style:table-column-properties style:column-width="11.483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604cm"/>
    </style:style>
    <style:style style:name="Таблица9.B" style:family="table-column">
      <style:table-column-properties style:column-width="12.409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657cm"/>
    </style:style>
    <style:style style:name="Таблица10.B" style:family="table-column">
      <style:table-column-properties style:column-width="12.356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302cm"/>
    </style:style>
    <style:style style:name="Таблица11.B" style:family="table-column">
      <style:table-column-properties style:column-width="14.711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02cm"/>
    </style:style>
    <style:style style:name="Таблица12.B" style:family="table-column">
      <style:table-column-properties style:column-width="14.711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2.302cm"/>
    </style:style>
    <style:style style:name="Таблица13.B" style:family="table-column">
      <style:table-column-properties style:column-width="14.711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2.646cm"/>
    </style:style>
    <style:style style:name="Таблица14.B" style:family="table-column">
      <style:table-column-properties style:column-width="14.36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для подсистемы Link</text:p>
      <text:p text:style-name="Standard"><text:span text:style-name="T1"><text:tab/>Подсистема Link представляет из себя граничный элемент между телефонами и АТС. Служит для того, чтобы реализовывать протокол связи, обеспечивать параллельность вызовов, оптимизировать передачу сигналов. </text:span>Подсистема выделена чтобы скрыть детали реализации граничного класса. Это позволит легко переходить с одного оборудования (телефонные аппараты, АТС) на другое, не меняя протокол связи.</text:p>
      <text:p text:style-name="Standard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requestDataSignalFromTE(void) : DataSignal</text:p>
          </table:table-cell>
          <table:table-cell table:style-name="Таблица1.B1" office:value-type="string">
            <text:p text:style-name="Table_20_Contents">Запрашивает у АТС очередной сигнал данных во время разговора по телефону для того, чтобы потом воспроизвести эти данные абоненту.</text:p>
          </table:table-cell>
        </table:table-row>
        <table:table-row>
          <table:table-cell table:style-name="Таблица1.A2" office:value-type="string">
            <text:p text:style-name="Table_20_Contents">sendBusySignalToTE(void) : void</text:p>
          </table:table-cell>
          <table:table-cell table:style-name="Таблица1.B2" office:value-type="string">
            <text:p text:style-name="Table_20_Contents">Отправляет АТС сигнал «Занято».</text:p>
          </table:table-cell>
        </table:table-row>
        <table:table-row>
          <table:table-cell table:style-name="Таблица1.A2" office:value-type="string">
            <text:p text:style-name="Table_20_Contents">sendHandsetSignalToTE(void) : void</text:p>
          </table:table-cell>
          <table:table-cell table:style-name="Таблица1.B2" office:value-type="string">
            <text:p text:style-name="Table_20_Contents">Отправляет АТС сигнал «Трубка».</text:p>
          </table:table-cell>
        </table:table-row>
        <table:table-row>
          <table:table-cell table:style-name="Таблица1.A2" office:value-type="string">
            <text:p text:style-name="Table_20_Contents">sendDataSignalToTE(in sig : DataSignal) : void</text:p>
          </table:table-cell>
          <table:table-cell table:style-name="Таблица1.B2" office:value-type="string">
            <text:p text:style-name="Table_20_Contents">Отправляет АТС сигнал данных, в котором содержится порция звуковых данных от абонента.</text:p>
          </table:table-cell>
        </table:table-row>
        <table:table-row>
          <table:table-cell table:style-name="Таблица1.A2" office:value-type="string">
            <text:p text:style-name="Table_20_Contents">sendEndSignalToTE(void) : void</text:p>
          </table:table-cell>
          <table:table-cell table:style-name="Таблица1.B2" office:value-type="string">
            <text:p text:style-name="Table_20_Contents">Отправляет АТС сигнал «Конец».</text:p>
          </table:table-cell>
        </table:table-row>
        <table:table-row>
          <table:table-cell table:style-name="Таблица1.A2" office:value-type="string">
            <text:p text:style-name="Table_20_Contents">sendDigitSignalToTE(in dig: int) : void</text:p>
          </table:table-cell>
          <table:table-cell table:style-name="Таблица1.B2" office:value-type="string">
            <text:p text:style-name="Table_20_Contents">Отправляет АТС сигнал «Цифра» с конкретной цифрой.</text:p>
          </table:table-cell>
        </table:table-row>
      </table:table>
      <text:p text:style-name="Standard"/>
      <text:p text:style-name="P1">Интерфейс для подсистемы Telephone</text:p>
      <text:p text:style-name="P1"><text:tab/><text:span text:style-name="T1">Подсистема Telephone представляет из себя управляющий элемент, который содержит в себе бизнес логику. На этапе анализа это был один управляющий класс, но на этапе проектирования было принято решение о выделении класса в подсистему потому что класс является сложным. Разбив его на составные части можно повысить повторное использование кода. Еще одна положительная сторона подсистемы в том, что можно будет заменить модель телефона с минимальными изменениями в коде системы.</text:span></text:p>
      <text:p text:style-name="P4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sendBusySignalToUser(void) : void</text:p>
          </table:table-cell>
          <table:table-cell table:style-name="Таблица2.B1" office:value-type="string">
            <text:p text:style-name="Table_20_Contents">Принять от АТС сигнал «Занято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ToneSignalToUser(void) : void</text:p>
          </table:table-cell>
          <table:table-cell table:style-name="Таблица2.B2" office:value-type="string">
            <text:p text:style-name="Table_20_Contents">Принять от АТС сигнал «Тон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ncelSignalToUser(void) : void</text:p>
          </table:table-cell>
          <table:table-cell table:style-name="Таблица2.B2" office:value-type="string">
            <text:p text:style-name="Table_20_Contents">Принять от АТС сигнал «Сброс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llSignalToUser(void) : void</text:p>
          </table:table-cell>
          <table:table-cell table:style-name="Таблица2.B2" office:value-type="string">
            <text:p text:style-name="Table_20_Contents">Принять от АТС сигнал «Вызов» и обработать его</text:p>
          </table:table-cell>
        </table:table-row>
        <table:table-row>
          <table:table-cell table:style-name="Таблица2.A2" office:value-type="string">
            <text:p text:style-name="Table_20_Contents">receiveNumberSign(void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клавиша «#»</text:p>
          </table:table-cell>
        </table:table-row>
        <table:table-row>
          <table:table-cell table:style-name="Таблица2.A2" office:value-type="string">
            <text:p text:style-name="Table_20_Contents">receiveDigit(in dig: int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соответствующая клавиша с цифрой</text:p>
          </table:table-cell>
        </table:table-row>
        <table:table-row>
          <table:table-cell table:style-name="Таблица2.A2" office:value-type="string">
            <text:p text:style-name="Table_20_Contents">handsetDown(void) : void</text:p>
          </table:table-cell>
          <table:table-cell table:style-name="Таблица2.B2" office:value-type="string">
            <text:p text:style-name="Table_20_Contents">Принять от трубки сигнал о том, что она опущена</text:p>
          </table:table-cell>
        </table:table-row>
        <table:table-row>
          <table:table-cell table:style-name="Таблица2.A2" office:value-type="string">
            <text:p text:style-name="Table_20_Contents">handsetUp(void) : void</text:p>
          </table:table-cell>
          <table:table-cell table:style-name="Таблица2.B2" office:value-type="string">
            <text:p text:style-name="Table_20_Contents">Принять от трубки сигнал о том, что она поднята</text:p>
          </table:table-cell>
        </table:table-row>
        <table:table-row>
          <table:table-cell table:style-name="Таблица2.A2" office:value-type="string">
            <text:p text:style-name="Table_20_Contents">hasSavedLastNumber(void) : boolean</text:p>
          </table:table-cell>
          <table:table-cell table:style-name="Таблица2.B2" office:value-type="string">
            <text:p text:style-name="Table_20_Contents">Проверить, сохранен ли в памяти последний набранный номер</text:p>
          </table:table-cell>
        </table:table-row>
        <table:table-row>
          <table:table-cell table:style-name="Таблица2.A2" office:value-type="string">
            <text:p text:style-name="Table_20_Contents">saveLastNumber(void) : void</text:p>
          </table:table-cell>
          <table:table-cell table:style-name="Таблица2.B2" office:value-type="string">
            <text:p text:style-name="Table_20_Contents">Сохранить набранный номер в памяти телефона</text:p>
          </table:table-cell>
        </table:table-row>
      </table:table>
      <text:p text:style-name="P5"/>
      <text:p text:style-name="P5"/>
      <text:p text:style-name="P5"/>
      <text:p text:style-name="P6"><text:soft-page-break/>Описания классов</text:p>
      <text:p text:style-name="P3">Application → Telephone System</text:p>
      <text:p text:style-name="P3"/>
      <text:p text:style-name="P6">Ring <text:span text:style-name="T1">моделирует звонок телефона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startRinging(void) : void</text:p>
          </table:table-cell>
          <table:table-cell table:style-name="Таблица3.B1" office:value-type="string">
            <text:p text:style-name="Table_20_Contents">Звонок телефона начинает звонить.</text:p>
          </table:table-cell>
        </table:table-row>
        <table:table-row>
          <table:table-cell table:style-name="Таблица3.A2" office:value-type="string">
            <text:p text:style-name="Table_20_Contents">stopRinging(void) : void</text:p>
          </table:table-cell>
          <table:table-cell table:style-name="Таблица3.B2" office:value-type="string">
            <text:p text:style-name="Table_20_Contents">Звонок телефона заканчивает звонить.</text:p>
          </table:table-cell>
        </table:table-row>
      </table:table>
      <text:p text:style-name="P5"/>
      <text:p text:style-name="P6">Speaker<text:span text:style-name="T1"> моделирует работу громкоговорителя телефона, который находится в трубке. Громкоговоритель может воспроизводить один из стандартных тонов либо звуковые данные, полученные от собеседника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playReadyTone(void) : void</text:p>
          </table:table-cell>
          <table:table-cell table:style-name="Таблица4.B1" office:value-type="string">
            <text:p text:style-name="Table_20_Contents">Воспроизводит тон «Готов»</text:p>
          </table:table-cell>
        </table:table-row>
        <table:table-row>
          <table:table-cell table:style-name="Таблица4.A2" office:value-type="string">
            <text:p text:style-name="Table_20_Contents">playWaitingTone(void) : void</text:p>
          </table:table-cell>
          <table:table-cell table:style-name="Таблица4.B2" office:value-type="string">
            <text:p text:style-name="Table_20_Contents">Воспроизводит тон «Ожидание»</text:p>
          </table:table-cell>
        </table:table-row>
        <table:table-row>
          <table:table-cell table:style-name="Таблица4.A2" office:value-type="string">
            <text:p text:style-name="Table_20_Contents">playBusyTone(void) : void</text:p>
          </table:table-cell>
          <table:table-cell table:style-name="Таблица4.B2" office:value-type="string">
            <text:p text:style-name="Table_20_Contents">Воспроизводит тон «Занято»</text:p>
          </table:table-cell>
        </table:table-row>
        <table:table-row>
          <table:table-cell table:style-name="Таблица4.A2" office:value-type="string">
            <text:p text:style-name="Table_20_Contents">playSound(in so : Sound) : void</text:p>
          </table:table-cell>
          <table:table-cell table:style-name="Таблица4.B2" office:value-type="string">
            <text:p text:style-name="Table_20_Contents">Воспроизводит звук, переданный в качестве аргумента функции</text:p>
          </table:table-cell>
        </table:table-row>
      </table:table>
      <text:p text:style-name="P5"/>
      <text:p text:style-name="P6">Keyboard<text:span text:style-name="T1"> моделирует клавиатуру телефона и позволяет нажать клавишу.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pressButton(in but : String) : void</text:p>
          </table:table-cell>
          <table:table-cell table:style-name="Таблица5.B1" office:value-type="string">
            <text:p text:style-name="Table_20_Contents">Обрабатывает нажатие клавиши с цифрой или «#»</text:p>
          </table:table-cell>
        </table:table-row>
      </table:table>
      <text:p text:style-name="P5"/>
      <text:p text:style-name="P6">Microphone <text:span text:style-name="T1">моделирует микрофон, встроенный в трубку телефона. Микрофон позволяет записывать звук определенной длительности и передать его в качестве объекта класса Sound.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recordSound(in duration : long) : Sound</text:p>
          </table:table-cell>
          <table:table-cell table:style-name="Таблица6.B1" office:value-type="string">
            <text:p text:style-name="Table_20_Contents">Записывает duration миллисекунд звука и возвращает его как объект класса Sound.</text:p>
          </table:table-cell>
        </table:table-row>
      </table:table>
      <text:p text:style-name="P5"/>
      <text:p text:style-name="P6">Handset <text:span text:style-name="T1">моделирует трубку, которая может быть поднята или опущена. При каждой смене состояния трубки, вызывается соответствующий метод.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Table_20_Contents">isUp: boolean</text:p>
          </table:table-cell>
          <table:table-cell table:style-name="Таблица14.B1" office:value-type="string">
            <text:p text:style-name="Table_20_Contents">Переменная, определяющая положение трубки.</text:p>
          </table:table-cell>
        </table:table-row>
      </table:table>
      <text:p text:style-name="P6"><text:span text:style-name="T1"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handsetUp(void) : void</text:p>
          </table:table-cell>
          <table:table-cell table:style-name="Таблица7.B1" office:value-type="string">
            <text:p text:style-name="Table_20_Contents">Метод, который обрабатывает поднятие трубки абонентом</text:p>
          </table:table-cell>
        </table:table-row>
        <table:table-row>
          <table:table-cell table:style-name="Таблица7.A2" office:value-type="string">
            <text:p text:style-name="Table_20_Contents">handsetDown(void) : void</text:p>
          </table:table-cell>
          <table:table-cell table:style-name="Таблица7.B2" office:value-type="string">
            <text:p text:style-name="Table_20_Contents">Метод, который обрабатывает опускание трубки абонентом</text:p>
          </table:table-cell>
        </table:table-row>
      </table:table>
      <text:p text:style-name="P5"/>
      <text:p text:style-name="P6">Screen <text:span text:style-name="T1">моделирует экран телефона. Позволяет отобразить цифру на экране и очистить экран.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data : String</text:p>
          </table:table-cell>
          <table:table-cell table:style-name="Таблица13.B1" office:value-type="string">
            <text:p text:style-name="Table_20_Contents">Текущая строка, отображаемая на экране</text:p>
          </table:table-cell>
        </table:table-row>
      </table:table>
      <text:p text:style-name="P6"><text:span text:style-name="T1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displayDigit(in dig : int) : void</text:p>
          </table:table-cell>
          <table:table-cell table:style-name="Таблица8.B1" office:value-type="string">
            <text:p text:style-name="Table_20_Contents">Отображает цифру на экране телефона, не стирая его содержимое.</text:p>
          </table:table-cell>
        </table:table-row>
        <table:table-row>
          <table:table-cell table:style-name="Таблица8.A2" office:value-type="string">
            <text:p text:style-name="Table_20_Contents">clear(void) : void</text:p>
          </table:table-cell>
          <table:table-cell table:style-name="Таблица8.B2" office:value-type="string">
            <text:p text:style-name="Table_20_Contents">Полностью очищает экран.</text:p>
          </table:table-cell>
        </table:table-row>
      </table:table>
      <text:p text:style-name="P5"/>
      <text:p text:style-name="P3">BusinessServices → CommunicationArtifacts</text:p>
      <text:p text:style-name="P6">Sound –<text:span text:style-name="T1"> класс, содержащий звук длительностью duration миллисекунд, закодированный массивом байт data. Этот формат звука распознается микрофоном телефона и громкоговорителем.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data : byte[]</text:p>
          </table:table-cell>
          <table:table-cell table:style-name="Таблица11.B1" office:value-type="string">
            <text:p text:style-name="Table_20_Contents">Двоичные данные, которые определяют звук</text:p>
          </table:table-cell>
        </table:table-row>
      </table:table>
      <text:p text:style-name="P6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toData(void) : DataSignal</text:p>
          </table:table-cell>
          <table:table-cell table:style-name="Таблица9.B1" office:value-type="string">
            <text:p text:style-name="Table_20_Contents">Конвертация класса Sound в класс DataSignal для передачи по каналу связи.</text:p>
          </table:table-cell>
        </table:table-row>
      </table:table>
      <text:p text:style-name="P5"><text:soft-page-break/></text:p>
      <text:p text:style-name="P6">DataSignal<text:span text:style-name="T1"> – сигнал данных, содержащий звук. Этими пакетами АТС обменивается с телефонами во время разговора.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Table_20_Contents">data : byte[]</text:p>
          </table:table-cell>
          <table:table-cell table:style-name="Таблица12.B1" office:value-type="string">
            <text:p text:style-name="Table_20_Contents">Двоичные данные, которые определяют звук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toSound(void) : Sound</text:p>
          </table:table-cell>
          <table:table-cell table:style-name="Таблица10.B1" office:value-type="string">
            <text:p text:style-name="Table_20_Contents">Получение звуковой составляющей сигнала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tochka </meta:initial-creator>
    <meta:creation-date>2012-11-12T22:47:14</meta:creation-date>
    <meta:generator>LibreOffice/3.5$Linux_x86 LibreOffice_project/350m1$Build-2</meta:generator>
    <dc:date>2012-11-16T13:23:56</dc:date>
    <dc:creator>ulitochka </dc:creator>
    <meta:editing-duration>PT2H33M29S</meta:editing-duration>
    <meta:editing-cycles>35</meta:editing-cycles>
    <meta:document-statistic meta:table-count="14" meta:image-count="0" meta:object-count="0" meta:page-count="3" meta:paragraph-count="83" meta:word-count="607" meta:character-count="4599" meta:non-whitespace-character-count="4073"/>
  </office:meta>
</office:document-meta>
</file>